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6pt" fo:font-weight="normal" officeooo:rsid="00706294" style:font-size-asian="16pt" style:font-weight-asian="normal" style:font-weight-complex="normal"/>
    </style:style>
    <style:style style:name="P4" style:family="paragraph" style:parent-style-name="Standard">
      <style:paragraph-properties fo:text-align="justify" style:justify-single-word="false" style:writing-mode="lr-tb"/>
      <style:text-properties officeooo:paragraph-rsid="0072f671"/>
    </style:style>
    <style:style style:name="P5" style:family="paragraph" style:parent-style-name="Standard">
      <style:paragraph-properties fo:text-align="justify" style:justify-single-word="false" style:writing-mode="lr-tb"/>
      <style:text-properties fo:font-size="14pt" fo:font-weight="normal" officeooo:rsid="00ef8110" officeooo:paragraph-rsid="00f82dc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 style:writing-mode="lr-tb"/>
      <style:text-properties fo:font-weight="normal" officeooo:rsid="0117be0d" officeooo:paragraph-rsid="0117be0d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fo:font-weight="normal" officeooo:rsid="0119cd05" officeooo:paragraph-rsid="0119cd05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fo:font-weight="normal" officeooo:rsid="011c1a26" officeooo:paragraph-rsid="011c1a26" style:font-weight-asian="normal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font-weight="normal" officeooo:rsid="011d00d6" officeooo:paragraph-rsid="011d00d6" style:font-weight-asian="normal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weight="normal" officeooo:rsid="011dc1d8" officeooo:paragraph-rsid="011dc1d8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font-weight="normal" officeooo:rsid="011f2fd5" officeooo:paragraph-rsid="011f2fd5" style:font-weight-asian="normal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font-weight="normal" officeooo:rsid="011fbaba" officeooo:paragraph-rsid="011fbaba" style:font-weight-asian="normal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font-weight="normal" officeooo:rsid="0120d039" officeooo:paragraph-rsid="0120d039" style:font-weight-asian="normal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weight="normal" officeooo:rsid="012245f0" officeooo:paragraph-rsid="012245f0" style:font-weight-asian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weight="normal" officeooo:rsid="012651b7" officeooo:paragraph-rsid="012651b7" style:font-weight-asian="normal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weight="normal" officeooo:rsid="0126eb12" officeooo:paragraph-rsid="0126eb12" style:font-weight-asian="normal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weight="normal" officeooo:rsid="0127c774" officeooo:paragraph-rsid="0127c774" style:font-weight-asian="normal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fo:font-weight="normal" officeooo:rsid="0129a984" officeooo:paragraph-rsid="0129a984" style:font-weight-asian="normal" style:font-weight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fo:font-weight="normal" officeooo:rsid="012ba0df" officeooo:paragraph-rsid="012ba0df" style:font-weight-asian="normal" style:font-weight-complex="normal"/>
    </style:style>
    <style:style style:name="P20" style:family="paragraph" style:parent-style-name="Standard">
      <style:paragraph-properties fo:text-align="justify" style:justify-single-word="false" style:writing-mode="lr-tb"/>
      <style:text-properties fo:font-weight="normal" officeooo:rsid="012bf4a3" officeooo:paragraph-rsid="012d74d0" style:font-weight-asian="normal" style:font-weight-complex="normal"/>
    </style:style>
    <style:style style:name="P21" style:family="paragraph" style:parent-style-name="Standard">
      <style:paragraph-properties fo:text-align="justify" style:justify-single-word="false" style:writing-mode="lr-tb"/>
      <style:text-properties fo:font-weight="normal" officeooo:rsid="012dccf9" officeooo:paragraph-rsid="012dccf9" style:font-weight-asian="normal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fo:font-weight="normal" officeooo:rsid="012fb983" officeooo:paragraph-rsid="012fb983" style:font-weight-asian="normal" style:font-weight-complex="normal"/>
    </style:style>
    <style:style style:name="P23" style:family="paragraph" style:parent-style-name="Standard">
      <style:paragraph-properties fo:text-align="justify" style:justify-single-word="false" style:writing-mode="lr-tb"/>
      <style:text-properties fo:font-weight="normal" officeooo:rsid="013139fc" officeooo:paragraph-rsid="013139fc" style:font-weight-asian="normal" style:font-weight-complex="normal"/>
    </style:style>
    <style:style style:name="P24" style:family="paragraph" style:parent-style-name="Standard">
      <style:paragraph-properties fo:text-align="justify" style:justify-single-word="false" style:writing-mode="lr-tb"/>
      <style:text-properties fo:font-weight="normal" officeooo:rsid="013239ce" officeooo:paragraph-rsid="013239ce" style:font-weight-asian="normal" style:font-weight-complex="normal"/>
    </style:style>
    <style:style style:name="P25" style:family="paragraph" style:parent-style-name="Standard">
      <style:paragraph-properties fo:text-align="justify" style:justify-single-word="false" style:writing-mode="lr-tb"/>
      <style:text-properties fo:font-weight="normal" officeooo:rsid="01327905" officeooo:paragraph-rsid="01327905" style:font-weight-asian="normal" style:font-weight-complex="normal"/>
    </style:style>
    <style:style style:name="P26" style:family="paragraph" style:parent-style-name="Standard">
      <style:paragraph-properties fo:text-align="justify" style:justify-single-word="false" style:writing-mode="lr-tb"/>
      <style:text-properties fo:font-weight="normal" officeooo:rsid="0134640b" officeooo:paragraph-rsid="0134640b" style:font-weight-asian="normal" style:font-weight-complex="normal"/>
    </style:style>
    <style:style style:name="P27" style:family="paragraph" style:parent-style-name="Standard">
      <style:paragraph-properties fo:text-align="justify" style:justify-single-word="false" style:writing-mode="lr-tb"/>
      <style:text-properties fo:font-weight="normal" officeooo:rsid="01363b4e" officeooo:paragraph-rsid="01363b4e" style:font-weight-asian="normal" style:font-weight-complex="normal"/>
    </style:style>
    <style:style style:name="P28" style:family="paragraph" style:parent-style-name="Standard">
      <style:paragraph-properties fo:text-align="justify" style:justify-single-word="false" style:writing-mode="lr-tb"/>
      <style:text-properties fo:font-weight="normal" officeooo:rsid="01365d63" officeooo:paragraph-rsid="01365d63" style:font-weight-asian="normal" style:font-weight-complex="normal"/>
    </style:style>
    <style:style style:name="P29" style:family="paragraph" style:parent-style-name="Standard">
      <style:paragraph-properties fo:text-align="justify" style:justify-single-word="false" style:writing-mode="lr-tb"/>
      <style:text-properties fo:font-weight="normal" officeooo:rsid="01377969" officeooo:paragraph-rsid="01377969" style:font-weight-asian="normal" style:font-weight-complex="normal"/>
    </style:style>
    <style:style style:name="P30" style:family="paragraph" style:parent-style-name="Standard">
      <style:paragraph-properties fo:text-align="justify" style:justify-single-word="false" style:writing-mode="lr-tb"/>
      <style:text-properties fo:font-weight="normal" officeooo:rsid="01393552" officeooo:paragraph-rsid="01393552" style:font-weight-asian="normal" style:font-weight-complex="normal"/>
    </style:style>
    <style:style style:name="P31" style:family="paragraph" style:parent-style-name="Standard">
      <style:paragraph-properties fo:text-align="justify" style:justify-single-word="false" style:writing-mode="lr-tb"/>
      <style:text-properties fo:font-weight="normal" officeooo:rsid="01393552" officeooo:paragraph-rsid="0139725c" style:font-weight-asian="normal" style:font-weight-complex="normal"/>
    </style:style>
    <style:style style:name="P32" style:family="paragraph" style:parent-style-name="Standard">
      <style:paragraph-properties fo:text-align="justify" style:justify-single-word="false" style:writing-mode="lr-tb"/>
      <style:text-properties officeooo:paragraph-rsid="00b59b11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56adb2" style:font-size-asian="16pt" style:font-weight-asian="bold" style:font-weight-complex="bold"/>
    </style:style>
    <style:style style:name="T3" style:family="text">
      <style:text-properties fo:font-size="16pt" fo:font-weight="bold" officeooo:rsid="007e4c3b" style:font-size-asian="16pt" style:font-weight-asian="bold" style:font-weight-complex="bold"/>
    </style:style>
    <style:style style:name="T4" style:family="text">
      <style:text-properties fo:font-size="16pt" fo:font-weight="bold" officeooo:rsid="007e68e0" style:font-size-asian="16pt" style:font-weight-asian="bold" style:font-weight-complex="bold"/>
    </style:style>
    <style:style style:name="T5" style:family="text">
      <style:text-properties fo:font-size="16pt" fo:font-weight="bold" officeooo:rsid="00f2b2cc" style:font-size-asian="16pt" style:font-weight-asian="bold" style:font-weight-complex="bold"/>
    </style:style>
    <style:style style:name="T6" style:family="text">
      <style:text-properties fo:font-size="16pt" fo:font-weight="bold" officeooo:rsid="01149bc5" style:font-size-asian="16pt" style:font-weight-asian="bold" style:font-weight-complex="bold"/>
    </style:style>
    <style:style style:name="T7" style:family="text">
      <style:text-properties fo:font-size="16pt" style:font-size-asian="16pt"/>
    </style:style>
    <style:style style:name="T8" style:family="text">
      <style:text-properties fo:font-size="16pt" officeooo:rsid="01149bc5" style:font-size-asian="16pt"/>
    </style:style>
    <style:style style:name="T9" style:family="text">
      <style:text-properties fo:font-size="16pt" officeooo:rsid="01194790" style:font-size-asian="16pt"/>
    </style:style>
    <style:style style:name="T10" style:family="text">
      <style:text-properties fo:font-size="16pt" officeooo:rsid="011b96c5" style:font-size-asian="16pt"/>
    </style:style>
    <style:style style:name="T11" style:family="text">
      <style:text-properties fo:font-size="16pt" officeooo:rsid="012393be" style:font-size-asian="16pt"/>
    </style:style>
    <style:style style:name="T12" style:family="text">
      <style:text-properties fo:font-size="16pt" officeooo:rsid="0124ad6b" style:font-size-asian="16pt"/>
    </style:style>
    <style:style style:name="T13" style:family="text">
      <style:text-properties fo:font-size="16pt" officeooo:rsid="012779c9" style:font-size-asian="16pt"/>
    </style:style>
    <style:style style:name="T14" style:family="text">
      <style:text-properties fo:font-size="16pt" officeooo:rsid="01282c42" style:font-size-asian="16pt"/>
    </style:style>
    <style:style style:name="T15" style:family="text">
      <style:text-properties fo:font-size="16pt" officeooo:rsid="012ba0df" style:font-size-asian="16pt"/>
    </style:style>
    <style:style style:name="T16" style:family="text">
      <style:text-properties fo:font-size="16pt" officeooo:rsid="012d74d0" style:font-size-asian="16pt"/>
    </style:style>
    <style:style style:name="T17" style:family="text">
      <style:text-properties fo:font-size="16pt" officeooo:rsid="0139725c" style:font-size-asian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обучение за уеб разработчик </text:p>
      <text:p text:style-name="P1"/>
      <text:p text:style-name="P2"/>
      <text:p text:style-name="P4"><text:bookmark-start text:name="__DdeLink__107_2254549990"/><text:span text:style-name="T1"><text:s/>HTML <text:s/>и CSS за начинаещи – <text:s/></text:span><text:span text:style-name="T5">20</text:span><text:span text:style-name="T3">.03.2023</text:span></text:p>
      <text:p text:style-name="P2"/>
      <text:p text:style-name="P32"><text:span text:style-name="T1">Урок № </text:span><text:span text:style-name="T4">1</text:span><text:span text:style-name="T6">5</text:span><text:span text:style-name="T1"> – </text:span><text:span text:style-name="T2"><text:s/></text:span><text:span text:style-name="T6">Стилизиране на текст чрез използването на CSS</text:span></text:p>
      <text:p text:style-name="P32"><text:span text:style-name="T6"/></text:p>
      <text:p text:style-name="P32"><text:span text:style-name="T6"/></text:p>
      <text:p text:style-name="P6"><text:span text:style-name="T8">В </text:span><text:span text:style-name="T7">това видео ще разберем, как да придадем стил на текста в нашите уеб страници използвайки CSS. <text:s/></text:span><text:span text:style-name="T9">Има много различни неща, които можем да правим. Ще се опитам да разгледаме само най-важните, най-съществените, които се използват сравнително често при изграждането на уеб страници.</text:span></text:p>
      <text:p text:style-name="P6"><text:span text:style-name="T9"/></text:p>
      <text:p text:style-name="P7"><text:span text:style-name="T9">Щ</text:span><text:span text:style-name="T7">е се опитам да предам, това което е най-необходимо за да можете да се справите с оформянето на текста и типографията на вашия уеб сайт – нещо, което от изключително голямо значение в света на уеб, </text:span><text:span text:style-name="T10">и което прави уеб страниците да изглеждат добре.</text:span></text:p>
      <text:p text:style-name="P7"><text:span text:style-name="T10"/></text:p>
      <text:p text:style-name="P8"><text:span text:style-name="T10">Т</text:span><text:span text:style-name="T7">ова ще са най-добрите практики, за да можете успешно да работите с текста във вашите уеб страници.</text:span></text:p>
      <text:p text:style-name="P8"><text:span text:style-name="T7"/></text:p>
      <text:p text:style-name="P9"><text:span text:style-name="T7">1. Какво виждате имаме една съвсем обикновена уеб страница, разликата от предишните пъти, е че този път съм добавил няколко параграфа текст.</text:span></text:p>
      <text:p text:style-name="P9"><text:span text:style-name="T7"/></text:p>
      <text:p text:style-name="P10"><text:span text:style-name="T7">Нека сега се фокусираме върху нашия CSS файл, защото именно това ще бъде мястото, където ще се случва цялата тази „магия“.</text:span></text:p>
      <text:p text:style-name="P10"><text:span text:style-name="T7"/></text:p>
      <text:p text:style-name="P11"><text:span text:style-name="T7">В предишните видеа ние вече се занимавахме с малко стилизиране, променяхме размер на шрифт, цвета на текста и т.н.</text:span></text:p>
      <text:p text:style-name="P11"><text:span text:style-name="T7"/></text:p>
      <text:p text:style-name="P11"><text:span text:style-name="T7">Но в това видео, ще се занимаваме с доста други неща, които могат да бъдат направени с CSS що се касае до формиратирането <text:s/>на текста.</text:span></text:p>
      <text:p text:style-name="P11"><text:span text:style-name="T7"/></text:p>
      <text:p text:style-name="P12"><text:span text:style-name="T7"/></text:p>
      <text:p text:style-name="P12"><text:span text:style-name="T7"/></text:p>
      <text:p text:style-name="P12"><text:span text:style-name="T7">2. Първо ще разгледаме семействата от шрифтове – font family</text:span></text:p>
      <text:p text:style-name="P12"><text:span text:style-name="T7"/></text:p>
      <text:p text:style-name="P13"><text:span text:style-name="T7">Когато не сме оказали конкретно семейство от шрифтове за нашите заглавия и параграфи в CSS, браузърът визуализира текста, чрез наличните в системата на потребителя шрифтове. </text:span></text:p>
      <text:p text:style-name="P14"><text:soft-page-break/><text:span text:style-name="T7">Но различните операционни системи: Windows, Linux, Mac, </text:span><text:span text:style-name="T12">iOS, Android,</text:span><text:span text:style-name="T7"> имат различни шрифтове по подразбиране. </text:span><text:span text:style-name="T11">Това означава, че нашият текст може да изглежда по различен начин на различните компютри. </text:span><text:span text:style-name="T12">Като разработчик, аз дори нямам представа, как би изглеждал текста на този уеб сайт на различните компютри и устройства.</text:span></text:p>
      <text:p text:style-name="P14"><text:span text:style-name="T12"/></text:p>
      <text:p text:style-name="P15"><text:span text:style-name="T12">П</text:span><text:span text:style-name="T7">оради тази причина, е добре винаги когато изграждате вашите уеб сайтове, да посочвате какви шрифтове да се използват за визуализиране на вашите текстове.</text:span></text:p>
      <text:p text:style-name="P15"><text:span text:style-name="T7"/></text:p>
      <text:p text:style-name="P16"><text:span text:style-name="T7">Когато чрез таг-а font-family ; посоча семейство шрифтове – sans-serif;</text:span></text:p>
      <text:p text:style-name="P16"><text:span text:style-name="T7">моят уеб сайт, най-често би се визуализирал чрез шрифта Arial, когато става дума за компютър с операционна система Windows. </text:span><text:span text:style-name="T13">Ако работя на компютър на Apple, т.е. Mac, шрифтът най-вероятно ще бъде Helvetica.</text:span></text:p>
      <text:p text:style-name="P16"><text:span text:style-name="T13"/></text:p>
      <text:p text:style-name="P17"><text:span text:style-name="T13">Н</text:span><text:span text:style-name="T7">о посочването само на семейство от шрифтове е нещо доста скучно и обикновено. Можем разбира се да посочим конкретен шрифт, но има разбира се някои ограничения, с които трябва да се съобразяваме. Не можем да използваме всеки шрифт, които поискаме. </text:span><text:span text:style-name="T14">Не можем просто да свалим някой шрифт от интернет и да го използваме в нашия уеб сайт, трябва да използваме такива шрифтове, които са налични на компютъра на потребителя.</text:span></text:p>
      <text:p text:style-name="P17"><text:span text:style-name="T14"/></text:p>
      <text:p text:style-name="P18"><text:span text:style-name="T14">К</text:span><text:span text:style-name="T7">ато пример, нека променим параметъра на таг-а font-family: на Calibri.</text:span></text:p>
      <text:p text:style-name="P18"><text:span text:style-name="T7"/></text:p>
      <text:p text:style-name="P19"><text:span text:style-name="T7">Разбира се този шрифт ще работи, защото когато сме на компютър с операционна система Windows това е един от стандартните шрифтове за системата. Но да речем, че изберем друг шрифт, който не е наличен на компютъра, тогава той просто няма да работи. </text:span></text:p>
      <text:p text:style-name="P19"><text:span text:style-name="T7"/></text:p>
      <text:p text:style-name="P19"><text:span text:style-name="T7">Ето защо тук трябва да използваме т.нар. Font-</text:span><text:bookmark-start text:name="__DdeLink__274_742874532"/><text:span text:style-name="T7">stack</text:span><text:bookmark-end text:name="__DdeLink__274_742874532"/><text:span text:style-name="T7">s, тоест съвкупност от няколко шрифта. Ако единият от посочените шрифтове в този stack не работи, системата автоматично включва в действие другия, който е наличен и така, нашият уеб сайт се визуализира правилно.</text:span></text:p>
      <text:p text:style-name="P19"><text:span text:style-name="T7"/></text:p>
      <text:p text:style-name="P20"><text:span text:style-name="T7">Нещо на което трябва да се обърне внимание е, че когато включваме в този </text:span><text:span text:style-name="T15">stack </text:span><text:span text:style-name="T7">шрифт, чието название е съставено от повече от една дума, </text:span><text:soft-page-break/><text:span text:style-name="T7">е добре да го поставяме в кавички „“. </text:span><text:span text:style-name="T16">Пример за такъв шрифт е добре известният на всички ни </text:span><text:bookmark-start text:name="__DdeLink__276_742874532"/><text:span text:style-name="T16">Times New Roman</text:span><text:bookmark-end text:name="__DdeLink__276_742874532"/><text:span text:style-name="T16">. <text:s/>Когато изписваме неговото название, дори редакторът на нашият код не го разпознава по този начин, за това е добре да го изпишем в кавички: „ Times New Roman“.</text:span></text:p>
      <text:p text:style-name="P20"><text:span text:style-name="T16"/></text:p>
      <text:p text:style-name="P21"><text:span text:style-name="T16">3. </text:span><text:span text:style-name="T7">Разстояния</text:span></text:p>
      <text:p text:style-name="P21"><text:span text:style-name="T7"/></text:p>
      <text:p text:style-name="P21"><text:span text:style-name="T7">Друго нещо, което ще забележите на вашите уеб страници, а и на всички други, е че има доста пространство и разстояние между отделните елементи на текста. </text:span></text:p>
      <text:p text:style-name="P21"><text:span text:style-name="T7"/></text:p>
      <text:p text:style-name="P22"><text:span text:style-name="T7">Отстоянията между елементи като h1 и h2 – т.е. заглавията и подзаглавията в нашият текст, можем да регулираме чрез таговете margin-top и margin-bottom. Чрез тях можем да намалим отстоянието между такива елементи.</text:span></text:p>
      <text:p text:style-name="P22"><text:span text:style-name="T7"/></text:p>
      <text:p text:style-name="P23"><text:span text:style-name="T7">Чрез същите тези тагове, можем да контролираме и разстоянието между параграфите на нашия текст. </text:span></text:p>
      <text:p text:style-name="P16"><text:span text:style-name="T7"/></text:p>
      <text:p text:style-name="P24"><text:span text:style-name="T7">Освен разстоянието между заглавие, под заглавие и отделните параграфи на текста, можем да регулираме и разстоянието между отделните изречения.</text:span></text:p>
      <text:p text:style-name="P24"><text:span text:style-name="T7"/></text:p>
      <text:p text:style-name="P25"><text:span text:style-name="T7">Това става посредством таг-а line-height</text:span></text:p>
      <text:p text:style-name="P25"><text:span text:style-name="T7"/></text:p>
      <text:p text:style-name="P26"><text:span text:style-name="T7">Като тук е важно, каква стойност ще зададете. Обикновено стойност 1 е прекалено малка, и текстът не изглежда добре, стойност 2 пък е много голяма и при нормална големина на шрифта, не е подхожда <text:s/>на текста. За това е добре да изберете средна стойност като 1.4 и 1.5, като обърнете внимание, че трябва да изписвате тези стойности с . а не със запетая. </text:span></text:p>
      <text:p text:style-name="P26"><text:span text:style-name="T7"/></text:p>
      <text:p text:style-name="P27"><text:span text:style-name="T7">4. Стилове на шрифта</text:span></text:p>
      <text:p text:style-name="P27"><text:span text:style-name="T7"/></text:p>
      <text:p text:style-name="P27"><text:span text:style-name="T7">Можем да добавяме и различни стилове на избрания от нас шрифтове. Това става чрез таг-а font-style:</text:span></text:p>
      <text:p text:style-name="P27"><text:span text:style-name="T7"/></text:p>
      <text:p text:style-name="P27"><text:span text:style-name="T7">Като пример за това са italic и oblique; като препоръчително е да използвате italic във вашите сайтове.</text:span></text:p>
      <text:p text:style-name="P27"><text:span text:style-name="T7"/></text:p>
      <text:p text:style-name="P28"><text:soft-page-break/><text:span text:style-name="T7">Друг начин за стилизиране е таг-а font-weight като опциите тук са множество, но често се използва с комбинация с bold</text:span></text:p>
      <text:p text:style-name="P28"><text:span text:style-name="T7"/></text:p>
      <text:p text:style-name="P29"><text:span text:style-name="T7">За да придадем добро подравняване на нашия текст, можем да използваме таг- а text-align: </text:span></text:p>
      <text:p text:style-name="P29"><text:span text:style-name="T7">като опциите тук са justify</text:span></text:p>
      <text:p text:style-name="P29"><text:span text:style-name="T7"/></text:p>
      <text:p text:style-name="P29"><text:span text:style-name="T7">Имайте предвид обаче, че тази опция не изглежда и работи много добре в света на уеб. В зависимост от големината на вашия екран започват да се получават доста разстояния между отделните думи в текста, което не изглежда никак добре. </text:span></text:p>
      <text:p text:style-name="P29"><text:span text:style-name="T7"/></text:p>
      <text:p text:style-name="P29"><text:span text:style-name="T7"/></text:p>
      <text:p text:style-name="P30"><text:span text:style-name="T7">Последните 2 опции, които ще разгледаме, са <text:s/>text-decoration: </text:span></text:p>
      <text:p text:style-name="P31"><text:span text:style-name="T17">и</text:span><text:span text:style-name="T7"> <text:s text:c="3"/>text-transform:</text:span></text:p>
      <text:p text:style-name="P31"><text:span text:style-name="T7"/></text:p>
      <text:p text:style-name="P31"><text:span text:style-name="T17">При тях ние имаме параметри като </text:span><text:span text:style-name="T7">underline </text:span><text:span text:style-name="T17">и </text:span><text:span text:style-name="T7">uppercase </text:span><text:span text:style-name="T17">съответно. Тези опции ни предоставят възможност да добавяме допълнителни елементи, с които да подчертаваме значението на дадени части от текста и да го модифицираме, така че той да изглежда по най-добрия начин.</text:span></text:p>
      <text:p text:style-name="P31"><text:span text:style-name="T17"/></text:p>
      <text:p text:style-name="P31"><text:span text:style-name="T17"/></text:p>
      <text:p text:style-name="P16"><text:span text:style-name="T7"/></text:p>
      <text:p text:style-name="P3"/>
      <text:p text:style-name="P5"><text:bookmark-end text:name="__DdeLink__107_225454999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bg" fo:country="BG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4:12</meta:creation-date>
    <dc:language>en-US</dc:language>
    <dc:date>2023-03-21T12:22:42.430573725</dc:date>
    <meta:editing-cycles>535</meta:editing-cycles>
    <meta:editing-duration>P1DT4H24M59S</meta:editing-duration>
    <meta:generator>LibreOffice/7.3.7.2$Linux_X86_64 LibreOffice_project/30$Build-2</meta:generator>
    <meta:document-statistic meta:table-count="0" meta:image-count="0" meta:object-count="0" meta:page-count="4" meta:paragraph-count="38" meta:word-count="916" meta:character-count="5690" meta:non-whitespace-character-count="4785"/>
    <meta:user-defined meta:name="AppVersion">15.0000</meta:user-defined>
  </office:meta>
</office:document-meta>
</file>